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style>
    <style:style style:name="P4" style:family="paragraph" style:parent-style-name="Standard">
      <loext:graphic-properties draw:fill="solid" draw:fill-color="#ffffff" draw:opacity="100%"/>
      <style:paragraph-properties fo:line-height="150%" fo:background-color="#ffffff"/>
    </style:style>
    <style:style style:name="P5" style:family="paragraph" style:parent-style-name="Standard">
      <style:paragraph-properties fo:margin-top="0in" fo:margin-bottom="0.1665in" style:contextual-spacing="false" fo:line-height="150%"/>
    </style:style>
    <style:style style:name="P6" style:family="paragraph" style:parent-style-name="Standard">
      <loext:graphic-properties draw:fill="solid" draw:fill-color="#ffffff" draw:opacity="100%"/>
      <style:paragraph-properties fo:margin-top="0in" fo:margin-bottom="0.1665in" style:contextual-spacing="false" fo:line-height="150%" fo:background-color="#ffffff"/>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style:text-properties fo:color="#000000" loext:opacity="100%" style:font-name="Times New Roman" fo:background-color="transparent" style:font-name-complex="Times New Roman"/>
    </style:style>
    <style:style style:name="P9" style:family="paragraph" style:parent-style-name="Standard">
      <style:paragraph-properties fo:margin-top="0in" fo:margin-bottom="0.1665in" style:contextual-spacing="false" fo:line-height="150%"/>
      <style:text-properties fo:color="#000000" loext:opacity="100%" style:font-name="Times New Roman" fo:background-color="transparent" style:font-name-complex="Times New Roman"/>
    </style:style>
    <style:style style:name="P10" style:family="paragraph" style:parent-style-name="Standard">
      <loext:graphic-properties draw:fill="solid" draw:fill-color="#ffffff" draw:opacity="100%"/>
      <style:paragraph-properties fo:margin-top="0in" fo:margin-bottom="0.1665in" style:contextual-spacing="false" fo:line-height="150%" fo:background-color="#ffffff"/>
      <style:text-properties fo:color="#000000" loext:opacity="100%" style:font-name="Times New Roman" fo:background-color="transparent" style:font-name-complex="Times New Roman"/>
    </style:style>
    <style:style style:name="P11" style:family="paragraph" style:parent-style-name="Standard">
      <style:paragraph-properties fo:line-height="150%" fo:text-align="center" style:justify-single-word="false"/>
      <style:text-properties fo:color="#000000" loext:opacity="100%" style:font-name="Times New Roman" fo:background-color="transparent" style:font-name-complex="Times New Roman"/>
    </style:style>
    <style:style style:name="P12" style:family="paragraph" style:parent-style-name="Standard">
      <style:paragraph-properties fo:line-height="150%" fo:text-align="justify" style:justify-single-word="false"/>
      <style:text-properties fo:color="#000000" loext:opacity="100%" style:font-name="Times New Roman" fo:background-color="transparent" style:font-name-complex="Times New Roman"/>
    </style:style>
    <style:style style:name="P13" style:family="paragraph" style:parent-style-name="Standard">
      <style:paragraph-properties fo:margin-top="0in" fo:margin-bottom="0.1665in" style:contextual-spacing="false" fo:line-height="150%" fo:text-align="justify" style:justify-single-word="false"/>
      <style:text-properties fo:color="#000000" loext:opacity="100%" style:font-name="Times New Roman" fo:background-color="transparent" style:font-name-complex="Times New Roman"/>
    </style:style>
    <style:style style:name="P14" style:family="paragraph" style:parent-style-name="Text_20_body">
      <style:paragraph-properties fo:line-height="150%" fo:text-align="justify" style:justify-single-word="false"/>
      <style:text-properties fo:color="#000000" loext:opacity="100%" style:font-name="Times New Roman" fo:background-color="transparent" style:font-name-complex="Times New Roman"/>
    </style:style>
    <style:style style:name="P15" style:family="paragraph" style:parent-style-name="Text_20_body">
      <style:paragraph-properties fo:margin-top="0in" fo:margin-bottom="0in" style:contextual-spacing="false" fo:line-height="150%"/>
      <style:text-properties fo:color="#000000" loext:opacity="100%" style:font-name="Times New Roman" fo:background-color="transparent" style:font-name-complex="Times New Roman"/>
    </style:style>
    <style:style style:name="P16" style:family="paragraph" style:parent-style-name="Text_20_body">
      <style:paragraph-properties fo:line-height="150%"/>
      <style:text-properties fo:color="#000000" loext:opacity="100%" style:font-name="Times New Roman" fo:background-color="transparent" style:font-name-complex="Times New Roman"/>
    </style:style>
    <style:style style:name="P17" style:family="paragraph" style:parent-style-name="Standard">
      <style:paragraph-properties fo:margin-top="0in" fo:margin-bottom="0.1665in" style:contextual-spacing="false" fo:line-height="150%"/>
      <style:text-properties fo:color="#000000" loext:opacity="100%" style:font-name="Times New Roman" fo:font-weight="bold" fo:background-color="transparent" style:font-weight-asian="bold" style:font-name-complex="Times New Roman" style:font-weight-complex="bold"/>
    </style:style>
    <style:style style:name="P18" style:family="paragraph" style:parent-style-name="Standard">
      <style:paragraph-properties fo:line-height="150%"/>
      <style:text-properties fo:color="#000000" loext:opacity="100%" style:font-name="Times New Roman" fo:font-weight="bold" fo:background-color="transparent" style:font-weight-asian="bold" style:font-name-complex="Times New Roman" style:font-weight-complex="bold"/>
    </style:style>
    <style:style style:name="P19" style:family="paragraph" style:parent-style-name="Standard" style:master-page-name="MP0">
      <style:paragraph-properties fo:line-height="150%" fo:text-align="center" style:justify-single-word="false" style:page-number="auto" fo:break-before="page"/>
      <style:text-properties fo:color="#000000" loext:opacity="100%" style:font-name="Times New Roman" fo:background-color="transparent" style:font-name-complex="Times New Roman"/>
    </style:style>
    <style:style style:name="P20" style:family="paragraph" style:parent-style-name="Standard">
      <style:paragraph-properties fo:line-height="115%"/>
      <style:text-properties fo:color="#000000" loext:opacity="100%" style:font-name="Times New Roman" fo:background-color="transparent" style:font-name-complex="Times New Roman"/>
    </style:style>
    <style:style style:name="P21" style:family="paragraph" style:parent-style-name="Standard">
      <style:paragraph-properties fo:line-height="150%"/>
      <style:text-properties fo:color="#000000" loext:opacity="100%" style:font-name="Times New Roman" fo:font-weight="bold" fo:background-color="transparent" style:font-weight-asian="bold" style:font-name-complex="Times New Roman" style:font-weight-complex="bold"/>
    </style:style>
    <style:style style:name="P22" style:family="paragraph" style:parent-style-name="Standard">
      <style:paragraph-properties fo:margin-top="0in" fo:margin-bottom="0.1665in" style:contextual-spacing="false" fo:line-height="115%"/>
      <style:text-properties fo:color="#000000" loext:opacity="100%" style:font-name="Droid Sans Mono" officeooo:paragraph-rsid="001c1c1f" fo:background-color="transparent"/>
    </style:style>
    <style:style style:name="P23" style:family="paragraph" style:parent-style-name="Text_20_body" style:list-style-name="L1">
      <style:paragraph-properties fo:margin-top="0in" fo:margin-bottom="0in" style:contextual-spacing="false" fo:line-height="150%" fo:text-align="justify" style:justify-single-word="false"/>
      <style:text-properties fo:color="#000000" loext:opacity="100%" style:font-name="Times New Roman" fo:background-color="transparent" style:font-name-complex="Times New Roman"/>
    </style:style>
    <style:style style:name="P24" style:family="paragraph" style:parent-style-name="Text_20_body" style:list-style-name="L1">
      <style:paragraph-properties fo:margin-top="0in" fo:margin-bottom="0in" style:contextual-spacing="false" fo:line-height="150%"/>
      <style:text-properties fo:color="#000000" loext:opacity="100%" style:font-name="Times New Roman" fo:background-color="transparent" style:font-name-complex="Times New Roman"/>
    </style:style>
    <style:style style:name="P25" style:family="paragraph" style:parent-style-name="Text_20_body" style:list-style-name="L1">
      <style:paragraph-properties fo:line-height="150%"/>
      <style:text-properties fo:color="#000000" loext:opacity="100%" style:font-name="Times New Roman" fo:background-color="transparent" style:font-name-complex="Times New Roman"/>
    </style:style>
    <style:style style:name="P26" style:family="paragraph" style:parent-style-name="Text_20_body" style:list-style-name="L2">
      <style:paragraph-properties fo:margin-top="0in" fo:margin-bottom="0in" style:contextual-spacing="false" fo:line-height="150%"/>
      <style:text-properties fo:color="#000000" loext:opacity="100%" style:font-name="Times New Roman" fo:background-color="transparent" style:font-name-complex="Times New Roman"/>
    </style:style>
    <style:style style:name="P27" style:family="paragraph" style:parent-style-name="Text_20_body" style:list-style-name="L2">
      <style:paragraph-properties fo:line-height="150%"/>
      <style:text-properties fo:color="#000000" loext:opacity="100%" style:font-name="Times New Roman" fo:background-color="transparent" style:font-name-complex="Times New Roman"/>
    </style:style>
    <style:style style:name="P28" style:family="paragraph" style:parent-style-name="Text_20_body" style:list-style-name="L3">
      <style:paragraph-properties fo:margin-top="0in" fo:margin-bottom="0in" style:contextual-spacing="false" fo:line-height="150%"/>
      <style:text-properties fo:color="#000000" loext:opacity="100%" style:font-name="Times New Roman" fo:background-color="transparent" style:font-name-complex="Times New Roman"/>
    </style:style>
    <style:style style:name="P29" style:family="paragraph" style:parent-style-name="Text_20_body" style:list-style-name="L3">
      <style:paragraph-properties fo:line-height="150%"/>
      <style:text-properties fo:color="#000000" loext:opacity="100%" style:font-name="Times New Roman" fo:background-color="transparent" style:font-name-complex="Times New Roman"/>
    </style:style>
    <style:style style:name="P30" style:family="paragraph" style:parent-style-name="Text_20_body" style:list-style-name="L4">
      <style:paragraph-properties fo:margin-top="0in" fo:margin-bottom="0in" style:contextual-spacing="false" fo:line-height="150%"/>
      <style:text-properties fo:color="#000000" loext:opacity="100%" style:font-name="Times New Roman" fo:background-color="transparent" style:font-name-complex="Times New Roman"/>
    </style:style>
    <style:style style:name="P31" style:family="paragraph" style:parent-style-name="Text_20_body" style:list-style-name="L4">
      <style:paragraph-properties fo:line-height="150%"/>
      <style:text-properties fo:color="#000000" loext:opacity="100%" style:font-name="Times New Roman" fo:background-color="transparent" style:font-name-complex="Times New Roman"/>
    </style:style>
    <style:style style:name="T1" style:family="text">
      <style:text-properties style:font-name="Times New Roman" style:font-name-complex="Times New Roman"/>
    </style:style>
    <style:style style:name="T2" style:family="text">
      <style:text-properties style:font-name="Times New Roman" officeooo:rsid="001c1c1f" style:font-name-complex="Times New Roman"/>
    </style:style>
    <style:style style:name="T3" style:family="text">
      <style:text-properties style:font-name="Times New Roman" fo:font-size="10.5pt" fo:font-weight="normal" officeooo:rsid="001c1c1f" style:font-name-complex="Times New Roman"/>
    </style:style>
    <style:style style:name="T4" style:family="text">
      <style:text-properties fo:color="#000000" loext:opacity="100%" style:font-name="Times New Roman" fo:background-color="transparent" loext:char-shading-value="0" style:font-name-complex="Times New Roman"/>
    </style:style>
    <style:style style:name="T5" style:family="text">
      <style:text-properties fo:color="#000000" loext:opacity="100%" style:font-name="Times New Roman" fo:font-weight="bold" fo:background-color="transparent" loext:char-shading-value="0" style:font-weight-asian="bold" style:font-name-complex="Times New Roman" style:font-weight-complex="bold"/>
    </style:style>
    <style:style style:name="T6" style:family="text">
      <style:text-properties fo:color="#ce9178" loext:opacity="100%"/>
    </style:style>
    <style:style style:name="T7" style:family="text">
      <style:text-properties style:font-name-complex="Times New Roman"/>
    </style:style>
    <style:style style:name="T8" style:family="text">
      <style:text-properties fo:font-size="10.5pt" fo:font-weight="normal"/>
    </style:style>
    <style:style style:name="T9" style:family="text">
      <style:text-properties fo:font-size="10.5pt" fo:font-weight="normal" style:font-name-complex="Times New Roman"/>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46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KERERE UNIVERSITY</text:p>
      <text:p text:style-name="P11">COLLEGE OF HEALTHSCIENCES</text:p>
      <text:p text:style-name="P11">DEPARTMENT OF IMMUNOLOGY AND MOLECULAR BIOLOGY</text:p>
      <text:p text:style-name="P11"/>
      <text:p text:style-name="P11">Nuwasiima Doreck</text:p>
      <text:p text:style-name="P11">PhD Bioinformatics</text:p>
      <text:p text:style-name="P11">2022/HD07/1970U</text:p>
      <text:p text:style-name="P11"/>
      <text:p text:style-name="P11">BASH assignment</text:p>
      <text:p text:style-name="P11"/>
      <text:p text:style-name="P12">You are provided with two files (A VCF and a SAM file). The files can be downloaded from here</text:p>
      <text:p text:style-name="P2"><text:span text:style-name="Default_20_Paragraph_20_Font"><text:span text:style-name="T4">(</text:span></text:span><text:a xlink:type="simple" xlink:href="https://drive.google.com/drive/folders/11UD52i99CaCSBEJFNb8Y1afo9p3hL8cL?usp=sharing" office:target-frame-name="_top" xlink:show="replace" text:style-name="Internet_20_link" text:visited-style-name="Visited_20_Internet_20_Link"><text:span text:style-name="Hyperlink"><text:span text:style-name="T4">https://drive.google.com/drive/folders/11UD52i99CaCSBEJFNb8Y1afo9p3hL8cL?usp=sharing</text:span></text:span></text:a><text:span text:style-name="Default_20_Paragraph_20_Font"><text:span text:style-name="T4">) </text:span></text:span></text:p>
      <text:p text:style-name="P2"><text:span text:style-name="Default_20_Paragraph_20_Font"><text:span text:style-name="T4">Use BCFtools, SAMtools and bash utilities to answer the questions that follow. Make your submissions on your GitHub and send the link to the repo via email to </text:span></text:span><text:a xlink:type="simple" xlink:href="mailto:ibra.lujumba@gmail.com" office:target-frame-name="_top" xlink:show="replace" text:style-name="Internet_20_link" text:visited-style-name="Visited_20_Internet_20_Link"><text:span text:style-name="Hyperlink"><text:span text:style-name="T4">ibra.lujumba@gmail.com</text:span></text:span></text:a><text:span text:style-name="Default_20_Paragraph_20_Font"><text:span text:style-name="T4">. Your submissions should include commands/scripts used to obtain answers to the questions as well as answers to the questions.</text:span></text:span></text:p>
      <text:p text:style-name="P12">Deadline: 26th January 2023</text:p>
      <text:p text:style-name="P12"/>
      <text:p text:style-name="P17">Manipulating VCF files</text:p>
      <text:p text:style-name="P18">1. Describe the format of the file and the data stored</text:p>
      <text:p text:style-name="P14">The VCF (Variant Call Format) file format is a standard file format used to store information about genetic variations, such as single nucleotide polymorphisms (SNPs) and insertions/deletions (indels), in an organized and easily accessible way. It is the most widely used file format for storing and sharing genetic variant data. A VCF file contains several columns of data, including:</text:p>
      <text:list xml:id="list1644107674" text:style-name="L1">
        <text:list-item>
          <text:p text:style-name="P23">CHROM: The chromosome that the variant is located on.</text:p>
        </text:list-item>
        <text:list-item>
          <text:p text:style-name="P23">POS: The position of the variant on the chromosome (in base pairs).</text:p>
        </text:list-item>
        <text:list-item>
          <text:p text:style-name="P23">ID: A unique identifier for the variant.</text:p>
        </text:list-item>
        <text:list-item>
          <text:p text:style-name="P23">REF: The reference allele (i.e., the allele found in the reference genome).</text:p>
        </text:list-item>
        <text:list-item>
          <text:p text:style-name="P23">ALT: The alternate allele(s) for the variant.</text:p>
        </text:list-item>
        <text:list-item>
          <text:p text:style-name="P23">QUAL: A measure of the quality of the variant call.</text:p>
        </text:list-item>
        <text:list-item>
          <text:p text:style-name="P24">FILTER: A flag indicating whether the variant passed certain filtering criteria.</text:p>
        </text:list-item>
        <text:list-item>
          <text:p text:style-name="P25"><text:soft-page-break/>INFO: Additional information about the variant, such as its frequency in a population or its impact on a gene.</text:p>
        </text:list-item>
      </text:list>
      <text:p text:style-name="P14">Each row in a VCF file corresponds to a single variant, and multiple samples can be included in a single VCF file with each sample having its own columns.</text:p>
      <text:p text:style-name="P18">2. What does the header section of the file contain?</text:p>
      <text:p text:style-name="P15">The header section of a VCF (Variant Call Format) file contains meta-information about the file and the data it contains. This information is enclosed in lines that begin with the "##" character. Some common header lines include:</text:p>
      <text:list xml:id="list3318133379" text:style-name="L2">
        <text:list-item>
          <text:p text:style-name="P26">##fileformat: the version of the VCF specification being used</text:p>
        </text:list-item>
        <text:list-item>
          <text:p text:style-name="P26">##INFO: information about the fields in the data section of the file</text:p>
        </text:list-item>
        <text:list-item>
          <text:p text:style-name="P26">##FILTER: information about filters applied to the variants</text:p>
        </text:list-item>
        <text:list-item>
          <text:p text:style-name="P27">##SAMPLE: information about the samples in the data section of the file</text:p>
        </text:list-item>
      </text:list>
      <text:p text:style-name="P18">3. How many samples are in the file?</text:p>
      <text:p text:style-name="P8">There are 6 samples in this file</text:p>
      <text:p text:style-name="P8">Command used:</text:p>
      <text:p text:style-name="P9">bcftools query -l sample.vcf.gz | wc -l</text:p>
      <text:p text:style-name="P18">4. How many variants are in the file</text:p>
      <text:p text:style-name="P8">There are 398246 variants</text:p>
      <text:p text:style-name="P3"><text:span text:style-name="Default_20_Paragraph_20_Font"><text:span text:style-name="T4">Command used:</text:span></text:span></text:p>
      <text:p text:style-name="P5"><text:span text:style-name="Default_20_Paragraph_20_Font"><text:span text:style-name="T4">bcftools query -f '%ALT\n' sample.vcf | wc -l</text:span></text:span></text:p>
      <text:p text:style-name="P18">5. How would you extract the chromosome, position, QualByDepth and RMSMappingQuality fields? Save the output to a tab-delimited file.</text:p>
      <text:p text:style-name="P8">This was obtained using the command below:</text:p>
      <text:p text:style-name="P4"><text:span text:style-name="Default_20_Paragraph_20_Font"><text:span text:style-name="T4">bcftools query -f '%CHROM\t%POS\t%INFO/QD\t%INFO/MQ\n' sample.vcf &gt; fields_output.txt</text:span></text:span></text:p>
      <text:p text:style-name="P6"><text:span text:style-name="Default_20_Paragraph_20_Font"><text:span text:style-name="T4">The output was saved in a file named, “fields_output.txt” <text:s/></text:span></text:span></text:p>
      <text:p text:style-name="P18">6. Extract data that belongs to chromosomes 2,4 and MT</text:p>
      <text:p text:style-name="P8">This was obtained using the command below:</text:p>
      <text:p text:style-name="P3"><text:span text:style-name="Default_20_Paragraph_20_Font"><text:span text:style-name="T4">awk '$1 ~ /^(2|4|MT)$/ {print $0}' sample.vcf &gt; extracted_data.vcf</text:span></text:span></text:p>
      <text:p text:style-name="P9">The output was saved in a file named, “extracted data.vcf”</text:p>
      <text:p text:style-name="P9"/>
      <text:p text:style-name="P18"><text:soft-page-break/>7. Print out variants that do not belong to chr20:1-30000000</text:p>
      <text:p text:style-name="P8">Using the following command:</text:p>
      <text:p text:style-name="P3"><text:span text:style-name="Default_20_Paragraph_20_Font"><text:span text:style-name="T4">awk '$1 != "20" || ($1 == "chr20" &amp;&amp; ($2 &lt; 1 || $2 &gt; 30000000)) \</text:span></text:span></text:p>
      <text:p text:style-name="P3"><text:span text:style-name="Default_20_Paragraph_20_Font"><text:span text:style-name="T4">{print $1, $2, $4, $5}' sample.vcf &gt; var20_variants.vcf</text:span></text:span></text:p>
      <text:p text:style-name="P9">The output was saved in a file named, “var20_variants.vcf”</text:p>
      <text:p text:style-name="P18">8. Extract variants that belong to SRR13107019</text:p>
      <text:p text:style-name="P8">Using the following command:</text:p>
      <text:p text:style-name="P3"><text:span text:style-name="Default_20_Paragraph_20_Font"><text:span text:style-name="T4">bcftools query -f '%CHROM\t%POS\t%REF\t%ALT\n' -s SRR13107019 sample.vcf &gt; output19.txt</text:span></text:span></text:p>
      <text:p text:style-name="P9">The output was saved in a file named, “output19.txt”</text:p>
      <text:p text:style-name="P3"><text:span text:style-name="Default_20_Paragraph_20_Font"><text:span text:style-name="T5">9.</text:span></text:span><text:span text:style-name="Default_20_Paragraph_20_Font"><text:span text:style-name="T4"> </text:span></text:span><text:span text:style-name="Default_20_Paragraph_20_Font"><text:span text:style-name="T5">Filter out variants with a QualByDepth above 7</text:span></text:span></text:p>
      <text:p text:style-name="P8">Using the following command:</text:p>
      <text:p text:style-name="P3"><text:span text:style-name="Default_20_Paragraph_20_Font"><text:span text:style-name="T4">awk -F '\t' '{if ($6&gt;=7) print $0}' sample.vcf &gt; minQD7.vcf</text:span></text:span></text:p>
      <text:p text:style-name="P5"><text:span text:style-name="Default_20_Paragraph_20_Font"><text:span text:style-name="T4">The output was saved in a file named, “minQD7.vcf ”</text:span></text:span></text:p>
      <text:p text:style-name="P18">10. How many contigs are referred to in the file. Check the header section</text:p>
      <text:p text:style-name="P8">There are 2211 contigs in the file. They were obtained using the following command:</text:p>
      <text:p text:style-name="P5"><text:span text:style-name="Default_20_Paragraph_20_Font"><text:span text:style-name="T4">grep -c "^##contig" sample.vcf</text:span></text:span></text:p>
      <text:p text:style-name="P18">11. Comment on the eighth and ninth columns of the file</text:p>
      <text:p text:style-name="P13">The eighth column contains information about the genotype of the sample being called whereas the ninth column contains sample specific information such as genotype likelihoods, phred quality score of the genotype call, depth of coverage and other annotation tags.</text:p>
      <text:p text:style-name="P18">12. Extract data on the read depth of called variants for sample SRR13107018</text:p>
      <text:p text:style-name="P8">The read depth was extracted and the output saved in a file named, “read_depth18 file” using the following command:</text:p>
      <text:p text:style-name="P10">bcftools query -f '%DP\n' -s SRR13107018 sample.vcf &gt; read_depth18.vcf</text:p>
      <text:p text:style-name="P18">13. Extract data on the allele frequency of alternate alleles. Combine this data with the chromosome and position of the alternate allele</text:p>
      <text:p text:style-name="P8">The data was extracted using the following command:</text:p>
      <text:p text:style-name="P3"><text:span text:style-name="Default_20_Paragraph_20_Font"><text:span text:style-name="T4">bcftools query -f '%CHROM\t%POS\t%AF\n' sample.vcf &gt; allele_freq.vcf</text:span></text:span></text:p>
      <text:p text:style-name="P9">The output was saved in a file named, “allele_freq.vcf file”</text:p>
      <text:p text:style-name="P17"><text:soft-page-break/>Manipulating SAM files</text:p>
      <text:p text:style-name="P18">1. Describe the format of the file and the data stored</text:p>
      <text:p text:style-name="P14">SAM (Sequence Alignment/Map) is a file format used to store the output of sequence alignment algorithms. It is a tab-delimited text file that contains information about the alignments of reads from a DNA or RNA sequencing experiment to a reference genome.</text:p>
      <text:p text:style-name="P14">Each line in a SAM file represents a single alignment, and the fields in each line contain information about the alignment, such as the name of the read, the position on the reference genome to which it aligned, the alignment score, and the sequence of the read. The first 11 fields are mandatory in each line and the other fields are optional. These are the first 11 fields of a SAM file:</text:p>
      <text:list xml:id="list1154764304" text:style-name="L3">
        <text:list-item>
          <text:p text:style-name="P28">QNAME: Query template/pair NAME</text:p>
        </text:list-item>
        <text:list-item>
          <text:p text:style-name="P28">FLAG: bitwise FLAG</text:p>
        </text:list-item>
        <text:list-item>
          <text:p text:style-name="P28">RNAME: Reference sequence NAME</text:p>
        </text:list-item>
        <text:list-item>
          <text:p text:style-name="P28">POS: 1-based leftmost POSition/coordinate of clipped sequence</text:p>
        </text:list-item>
        <text:list-item>
          <text:p text:style-name="P28">MAPQ: MAPping Quality (Phred-scaled)</text:p>
        </text:list-item>
        <text:list-item>
          <text:p text:style-name="P28">CIAGR: extended CIGAR string</text:p>
        </text:list-item>
        <text:list-item>
          <text:p text:style-name="P28">MRNM: Mate Reference sequence NaMe (‘=’ if same as RNAME)</text:p>
        </text:list-item>
        <text:list-item>
          <text:p text:style-name="P28">MPOS: 1-based Mate POSistion</text:p>
        </text:list-item>
        <text:list-item>
          <text:p text:style-name="P28">ISIZE: inferred Insert SIZE</text:p>
        </text:list-item>
        <text:list-item>
          <text:p text:style-name="P28">SEQ: query SEQuence on the same strand as the reference</text:p>
        </text:list-item>
        <text:list-item>
          <text:p text:style-name="P29">QUAL: query QUALity (ASCII-33 gives the Phred base quality)</text:p>
        </text:list-item>
      </text:list>
      <text:p text:style-name="P18">2. What does the header section of the file contain</text:p>
      <text:p text:style-name="P14">The header section of a SAM format file contains information about the alignment, such as the reference sequence used, the program and version used to generate the alignment, and any additional metadata. The header lines begin with "@" symbol, and include the following types of information:</text:p>
      <text:list xml:id="list1025085878" text:style-name="L4">
        <text:list-item>
          <text:p text:style-name="P30">@HD: header line that gives general information about the alignment, such as the version of the SAM format used.</text:p>
        </text:list-item>
        <text:list-item>
          <text:p text:style-name="P30">@SQ: header lines that give information about the reference sequences used in the alignment.</text:p>
        </text:list-item>
        <text:list-item>
          <text:p text:style-name="P30">@RG: header lines that provide information about the read group.</text:p>
        </text:list-item>
        <text:list-item>
          <text:p text:style-name="P30">@PG: header lines that give information about the programs and steps used to generate the alignment.</text:p>
        </text:list-item>
        <text:list-item>
          <text:p text:style-name="P31">@CO: header lines that provide free-text comments about the alignment.</text:p>
        </text:list-item>
      </text:list>
      <text:p text:style-name="P16"><text:soft-page-break/>Not all header lines are mandatory, and different programs may include different information in the header section.</text:p>
      <text:p text:style-name="P18">3. How many samples are in the file</text:p>
      <text:p text:style-name="P8">There are 249 samples. These were obtained using the following command:</text:p>
      <text:p text:style-name="P5"><text:span text:style-name="Default_20_Paragraph_20_Font"><text:span text:style-name="T4">samtools view -H sample.sam | grep -c '@RG'</text:span></text:span></text:p>
      <text:p text:style-name="P18">4. How many alignments are in the file</text:p>
      <text:p text:style-name="P3"><text:span text:style-name="Default_20_Paragraph_20_Font"><text:span text:style-name="T4">There are 35511 alignments obtained using the following command:</text:span></text:span></text:p>
      <text:p text:style-name="P9">samtools view -c -F 4 sample.sam</text:p>
      <text:p text:style-name="P18">5. Get summary statistics for the alignments in the file</text:p>
      <text:p text:style-name="P8">The summary statistics were obtained and saved in a file named, “sam_stat.txt” using the following command:</text:p>
      <text:p text:style-name="P9">samtools flagstat sample.sam &gt; sam_stat.txt</text:p>
      <text:p text:style-name="P18">6. Count the number of fields in the file</text:p>
      <text:p text:style-name="P8">The fields were counted using the following command:</text:p>
      <text:p text:style-name="P5"><text:span text:style-name="Default_20_Paragraph_20_Font"><text:span text:style-name="T4">awk '{print NF}' sample.sam</text:span></text:span></text:p>
      <text:p text:style-name="P18">7. Print all lines in the file that have @SQ and sequence name tag beginning with NT_</text:p>
      <text:p text:style-name="P8">All lines in the file that have @SQ and sequence name tag beginning with NT_were printed using the command:</text:p>
      <text:p text:style-name="P5"><text:span text:style-name="Default_20_Paragraph_20_Font"><text:span text:style-name="T4">grep '@SQ.*NT_' sample.sam</text:span></text:span></text:p>
      <text:p text:style-name="P18">8. Print all lines in the file that have @RG and LB tag beginning with Solexa</text:p>
      <text:p text:style-name="P8">All lines in the file that have @RG and LB tag beginning with Solexa were printed using the command:</text:p>
      <text:p text:style-name="P5"><text:span text:style-name="Default_20_Paragraph_20_Font"><text:span text:style-name="T4">grep "@RG.*LB:Solexa" sample.sam</text:span></text:span></text:p>
      <text:p text:style-name="P18">9. Extract primarily aligned sequences and save them in another file</text:p>
      <text:p text:style-name="P8">These were extracted and saved in a file named, “primary_aligned.sam” file using:</text:p>
      <text:p text:style-name="P9">samtools view -f 2 -b sample.sam &gt; primary_aligned.sam</text:p>
      <text:p text:style-name="P18"/>
      <text:p text:style-name="P18"/>
      <text:p text:style-name="P18"/>
      <text:p text:style-name="P18"/>
      <text:p text:style-name="P18"><text:soft-page-break/>10. Extract alignments that map to chromosomes 1 and 3. Save the output in BAM format</text:p>
      <text:p text:style-name="P20">These were obtained using:</text:p>
      <text:p text:style-name="P22"><text:span text:style-name="T9">awk '$1 !~/^@/ &amp;&amp; ($3 == "1" || $3 == "3")' sample.sam | samtools view -Sb sample.sam </text:span><text:span text:style-name="T8">&gt; align1_3.bam</text:span></text:p>
      <text:p text:style-name="P22"><text:span text:style-name="T3">T</text:span><text:span text:style-name="T1">he </text:span><text:span text:style-name="T2">output was</text:span><text:span text:style-name="T1"> saved in a file named, “align1_3.bam”</text:span></text:p>
      <text:p text:style-name="P18">11. How would you obtain unmapped reads from the file</text:p>
      <text:p text:style-name="P8">Using the following command:</text:p>
      <text:p text:style-name="P9">samtools view -f 4 sample.sam &gt; unmapped_reads.sam</text:p>
      <text:p text:style-name="P18">12. How many reads are aligned to chromosome 4</text:p>
      <text:p text:style-name="P3"><text:span text:style-name="Default_20_Paragraph_20_Font"><text:span text:style-name="T4">There are no aligned reads. This was obtained using the following command:</text:span></text:span></text:p>
      <text:p text:style-name="P5"><text:span text:style-name="Default_20_Paragraph_20_Font"><text:span text:style-name="T4">grep -c "^4\t" sample.sam</text:span></text:span></text:p>
      <text:p text:style-name="P18">13. Comment of the second and sixth column of the file</text:p>
      <text:p text:style-name="P9">The second column contains the name of the reference sequence. The sixth column describes the extended CIGAR string and the alignment of the read to the reference sequence.</text:p>
      <text:p text:style-name="P18">14. Extract all optional fields of the file and save them in “optional_fields.txt”</text:p>
      <text:p text:style-name="P8">These were obtained and saved in the file named, “optional_fields.txt” using the command below:</text:p>
      <text:p text:style-name="P3"><text:span text:style-name="Default_20_Paragraph_20_Font"><text:span text:style-name="T4">awk '{for(i=11;i&lt;=NF;i++) print $i}' sample.sam &gt; optional_fields.txt</text:span></text:span></text:p>
      <text:p text:style-name="P8"/>
      <text:p text:style-name="P8"/>
      <text:p text:style-name="P8"/>
      <text:p text:style-name="P8"/>
      <text:p text:style-name="P8"/>
      <text:p text:style-name="P8"/>
      <text:p text:style-name="P8"/>
      <text:p text:style-name="P8"/>
      <text:p text:style-name="P8"/>
      <text:p text:style-name="P7"><text:span text:style-name="Default_20_Paragraph_20_Font"><text:span text:style-name="T4">**THE EN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1-24T15:54:00Z</meta:creation-date>
    <dc:date>2023-01-26T00:11:18.678056586</dc:date>
    <meta:editing-cycles>7</meta:editing-cycles>
    <meta:editing-duration>PT1H9M51S</meta:editing-duration>
    <meta:document-statistic meta:table-count="0" meta:image-count="0" meta:object-count="0" meta:page-count="6" meta:paragraph-count="131" meta:word-count="1511" meta:character-count="9219" meta:non-whitespace-character-count="7864"/>
    <meta:template xlink:type="simple" xlink:actuate="onRequest" xlink:title="" xlink:href="Normal.dotm"/>
  </office:meta>
</office:document-meta>
</file>